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 fo:font-size="16pt" style:font-size-asian="16pt" style:font-size-complex="16pt"/>
    </style:style>
    <style:style style:name="P3" style:family="paragraph" style:parent-style-name="Standard">
      <style:text-properties style:font-name="Tinos"/>
    </style:style>
    <style:style style:name="P4" style:family="paragraph" style:parent-style-name="Standard">
      <style:text-properties style:font-name="Tino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DISPONIVEL EM TUAS MÃOS</text:p>
      <text:p text:style-name="P4"><text:span text:style-name="T2"/></text:p>
      <text:p text:style-name="P1"><text:span text:style-name="T1">intro</text:span>: Em Am D G</text:p>
      <text:p text:style-name="P1"/>
      <text:p text:style-name="P1">Em<text:tab/><text:tab/><text:tab/> <text:s/>Am</text:p>
      <text:p text:style-name="P1">Ó, Senhor, eu quero estar</text:p>
      <text:p text:style-name="P1">D<text:tab/><text:tab/><text:tab/>G</text:p>
      <text:p text:style-name="P1">Disponível em Tuas mãos</text:p>
      <text:p text:style-name="P1">C<text:tab/><text:tab/><text:tab/> Am</text:p>
      <text:p text:style-name="P1">Minha vida em Teu altar</text:p>
      <text:p text:style-name="P1">Em<text:tab/><text:tab/> <text:s text:c="6"/>B</text:p>
      <text:p text:style-name="P1">Em total consagração</text:p>
      <text:p text:style-name="P1"/>
      <text:p text:style-name="P1">Em<text:tab/><text:tab/> <text:s text:c="4"/>Am<text:tab/></text:p>
      <text:p text:style-name="P1">Eu nasci pra Te servir</text:p>
      <text:p text:style-name="P1"><text:s text:c="14"/>D<text:tab/><text:tab/>G</text:p>
      <text:p text:style-name="P1">Sou escravo da Tua graça</text:p>
      <text:p text:style-name="P1">C<text:tab/> <text:s text:c="17"/>Am</text:p>
      <text:p text:style-name="P1">Vem minha vida dirigir</text:p>
      <text:p text:style-name="P1">Em<text:tab/></text:p>
      <text:p text:style-name="P1">És o oleiro</text:p>
      <text:p text:style-name="P1"><text:tab/>B<text:tab/><text:tab/> Em</text:p>
      <text:p text:style-name="P1">Eu sou barro em Tuas mãos</text:p>
      <text:p text:style-name="P1"/>
      <text:p text:style-name="P1"/>
      <text:p text:style-name="P1"><text:tab/>G<text:tab/>D<text:tab/><text:tab/> <text:s/>Em<text:tab/>D C</text:p>
      <text:p text:style-name="P1">Ó Senho-------or, Tu És meu Deus</text:p>
      <text:p text:style-name="P1"><text:s text:c="10"/>G<text:tab/><text:tab/>D</text:p>
      <text:p text:style-name="P1">És o oleiro e eu sou o barro</text:p>
      <text:p text:style-name="P1"><text:tab/>G<text:tab/>D<text:tab/><text:tab/> <text:s/>Em<text:tab/> <text:s/>D C</text:p>
      <text:p text:style-name="P1">Ó Senho-------or, Tu És meu Deus</text:p>
      <text:p text:style-name="P1"><text:s text:c="17"/>G</text:p>
      <text:p text:style-name="P1">Faça em mim, Senhor</text:p>
      <text:p text:style-name="P1"><text:s text:c="5"/>D<text:tab/><text:tab/> <text:s text:c="7"/>C</text:p>
      <text:p text:style-name="P1">Segundo o teu quer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7T12:14:36</meta:creation-date>
    <dc:date>2016-06-26T17:04:01</dc:date>
    <meta:editing-duration>PT4H38M11S</meta:editing-duration>
    <meta:editing-cycles>5</meta:editing-cycles>
    <meta:generator>OpenOffice/4.1.2$Unix OpenOffice.org_project/412m3$Build-9782</meta:generator>
    <dc:creator>Mauro Vieira</dc:creator>
    <meta:document-statistic meta:table-count="0" meta:image-count="0" meta:object-count="0" meta:page-count="1" meta:paragraph-count="30" meta:word-count="111" meta:character-count="539"/>
  </office:meta>
</office:document-meta>
</file>